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969cm" svg:height="0.962cm" svg:x="0.746cm" svg:y="0.492cm">
          <draw:text-box>
            <text:p><text:span text:style-name="T1">Press ‘esc’ to end record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6cm" fo:page-height="2.08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8T08:44:42.271555583</meta:creation-date>
    <dc:date>2025-05-08T08:46:38.177748954</dc:date>
    <meta:editing-duration>PT1M56S</meta:editing-duration>
    <meta:editing-cycles>1</meta:editing-cycles>
    <meta:document-statistic meta:object-count="1"/>
    <meta:generator>LibreOffice/6.4.7.2$Linux_X86_64 LibreOffice_project/40$Build-2</meta:generator>
  </office:meta>
</office:document-meta>
</file>